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4340" officeooo:paragraph-rsid="00204340"/>
    </style:style>
    <style:style style:name="P2" style:family="paragraph" style:parent-style-name="Standard">
      <style:text-properties officeooo:rsid="00238f72" officeooo:paragraph-rsid="00238f72"/>
    </style:style>
    <style:style style:name="T1" style:family="text">
      <style:text-properties officeooo:rsid="002146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-</text:p>
      <text:p text:style-name="P1">1. A player which can play mp3 files.</text:p>
      <text:p text:style-name="P1">2. Support for multiple storage such as-</text:p>
      <text:p text:style-name="P1"><text:s text:c="4"/>a. Local<text:span text:style-name="T1">Path</text:span></text:p>
      <text:p text:style-name="P1"><text:s text:c="4"/>b. Google Drive</text:p>
      <text:p text:style-name="P1"/>
      <text:p text:style-name="P1"/>
      <text:p text:style-name="P2">Development-</text:p>
      <text:p text:style-name="P2">1. Go</text:p>
      <text:p text:style-name="P1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7T14:45:19.947033862</meta:creation-date>
    <meta:generator>LibreOffice/7.0.2.2$Linux_X86_64 LibreOffice_project/8349ace3c3162073abd90d81fd06dcfb6b36b994</meta:generator>
    <dc:date>2020-10-27T15:05:47.114930130</dc:date>
    <meta:editing-duration>PT10M18S</meta:editing-duration>
    <meta:editing-cycles>3</meta:editing-cycles>
    <meta:document-statistic meta:table-count="0" meta:image-count="0" meta:object-count="0" meta:page-count="1" meta:paragraph-count="8" meta:word-count="24" meta:character-count="143" meta:non-whitespace-character-count="117"/>
  </office:meta>
</office:document-meta>
</file>